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7d66" officeooo:paragraph-rsid="00157d6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officeooo:rsid="00157d66" officeooo:paragraph-rsid="00157d6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8e106" officeooo:paragraph-rsid="0018e10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57d66" officeooo:paragraph-rsid="00157d6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7d66" officeooo:paragraph-rsid="0016c63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8e106" officeooo:paragraph-rsid="0018e10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e106" officeooo:paragraph-rsid="001a8e5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italic" fo:font-weight="normal" officeooo:rsid="0017e9d2" officeooo:paragraph-rsid="0017e9d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157d66" officeooo:paragraph-rsid="00157d6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157d66" officeooo:paragraph-rsid="0016c633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18e106" officeooo:paragraph-rsid="0018e10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bold" officeooo:rsid="001d7434" officeooo:paragraph-rsid="001d7434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1e591e" officeooo:paragraph-rsid="001e591e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215b18" officeooo:paragraph-rsid="00215b18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bold" officeooo:rsid="0022bb06" officeooo:paragraph-rsid="0022bb06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normal" fo:font-weight="normal" officeooo:rsid="001d7434" officeooo:paragraph-rsid="001d743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1e591e" officeooo:paragraph-rsid="001e591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215b18" officeooo:paragraph-rsid="00215b1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c633"/>
    </style:style>
    <style:style style:name="T2" style:family="text">
      <style:text-properties officeooo:rsid="001967c9"/>
    </style:style>
    <style:style style:name="T3" style:family="text">
      <style:text-properties officeooo:rsid="001a8e5b"/>
    </style:style>
    <style:style style:name="T4" style:family="text">
      <style:text-properties officeooo:rsid="001f390f"/>
    </style:style>
    <style:style style:name="T5" style:family="text">
      <style:text-properties officeooo:rsid="0021048c"/>
    </style:style>
    <style:style style:name="T6" style:family="text">
      <style:text-properties officeooo:rsid="00247c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bDuik</text:p>
      <text:p text:style-name="P3"/>
      <text:p text:style-name="P1">Objects</text:p>
      <text:p text:style-name="P3"/>
      <text:p text:style-name="P4">Duik.uiStrings</text:p>
      <text:p text:style-name="P4"/>
      <text:p text:style-name="P6">Contains all string names used by effects created by Duik.</text:p>
      <text:p text:style-name="P6">Default values are English names.</text:p>
      <text:p text:style-name="P6"/>
      <text:p text:style-name="P10">Duik.uiStrings.ikFkBox</text:p>
      <text:p text:style-name="P10"/>
      <text:p text:style-name="P6"><text:tab/><text:span text:style-name="T1">IK / FK switch checkbox</text:span></text:p>
      <text:p text:style-name="P6"><text:tab/>default: "IK / FK"</text:p>
      <text:p text:style-name="P6"/>
      <text:p text:style-name="P11">Duik.uiStrings.rootFkAngle</text:p>
      <text:p text:style-name="P11"/>
      <text:p text:style-name="P7"><text:tab/><text:span text:style-name="T1">FK angle for the root</text:span></text:p>
      <text:p text:style-name="P7"><text:span text:style-name="T1"><text:tab/>default: </text:span>"Root FK"</text:p>
      <text:p text:style-name="P7"/>
      <text:p text:style-name="P12">Duik.uiStrings.endFkAngle</text:p>
      <text:p text:style-name="P12"/>
      <text:p text:style-name="P7"><text:tab/><text:span text:style-name="T1">FK angle for the end</text:span></text:p>
      <text:p text:style-name="P7"><text:tab/><text:span text:style-name="T1">default: </text:span>"End FK"</text:p>
      <text:p text:style-name="P7"/>
      <text:p text:style-name="P12">Duik.uiStrings.goalFkAngle</text:p>
      <text:p text:style-name="P12"/>
      <text:p text:style-name="P7"><text:tab/><text:span text:style-name="T1">FK angle for the goal</text:span></text:p>
      <text:p text:style-name="P7"><text:tab/><text:span text:style-name="T1">default: </text:span>"Goal FK"</text:p>
      <text:p text:style-name="P6"/>
      <text:p text:style-name="P5">Duik.settings</text:p>
      <text:p text:style-name="P8"/>
      <text:p text:style-name="P8">Access to settings used by Duik.</text:p>
      <text:p text:style-name="P8"/>
      <text:p text:style-name="P13">Duik.settings.controllerSize</text:p>
      <text:p text:style-name="P8"/>
      <text:p text:style-name="P8"><text:tab/>size of controllers in pixels</text:p>
      <text:p text:style-name="P8"><text:tab/>integer</text:p>
      <text:p text:style-name="P8"><text:tab/>default: 100</text:p>
      <text:p text:style-name="P8"/>
      <text:p text:style-name="P13">Duik.settings.controllerSizeAuto</text:p>
      <text:p text:style-name="P8"/>
      <text:p text:style-name="P8"><text:tab/>if true, controller sizes will be automatically adapted to comp size, according to Duik.settings.controllerSizeHint</text:p>
      <text:p text:style-name="P8"><text:tab/>boolean</text:p>
      <text:p text:style-name="P8"><text:tab/><text:span text:style-name="T2">default: true</text:span></text:p>
      <text:p text:style-name="P8"/>
      <text:p text:style-name="P13">Duik.settings.controllerSizeHint</text:p>
      <text:p text:style-name="P8"/>
      <text:p text:style-name="P9"><text:tab/>when controllerSizeAuto is true, 0 = small, 1 = medium, 2 = big</text:p>
      <text:p text:style-name="P9"><text:tab/><text:span text:style-name="T3">integer</text:span></text:p>
      <text:p text:style-name="P9"><text:tab/><text:span text:style-name="T3">default: 1</text:span></text:p>
      <text:p text:style-name="P9"><text:soft-page-break/></text:p>
      <text:p text:style-name="P2">Methods</text:p>
      <text:p text:style-name="P2"/>
      <text:p text:style-name="P14">Duik.addIK(controller, layer1, layer2, layer3, goal, clockWise, threeD, frontFacing)</text:p>
      <text:p text:style-name="P18"/>
      <text:p text:style-name="P18"><text:tab/><text:tab/><text:span text:style-name="T4">Creates</text:span> a 2D IK <text:span text:style-name="T5">on</text:span> the layer<text:span text:style-name="T5">s</text:span></text:p>
      <text:p text:style-name="P18"><text:tab/><text:tab/></text:p>
      <text:p text:style-name="P18"><text:tab/><text:tab/>parameters:</text:p>
      <text:p text:style-name="P18"/>
      <text:p text:style-name="P18"><text:tab/><text:tab/>controller | AVLayer</text:p>
      <text:p text:style-name="P18"><text:tab/><text:tab/>layer1 | AVLayer</text:p>
      <text:p text:style-name="P18"><text:tab/><text:tab/>layer2 | AVLayer or undefined</text:p>
      <text:p text:style-name="P18"><text:tab/><text:tab/>layer3 | AVLayer or undefined</text:p>
      <text:p text:style-name="P18"><text:tab/><text:tab/>goal | AVLayer or undefined</text:p>
      <text:p text:style-name="P18"><text:tab/><text:tab/>clockWise | boolean, used only with two-layer and three-layer IK, default: false</text:p>
      <text:p text:style-name="P18"><text:tab/><text:tab/>threeD | boolean, works only with two-layer IK, default: false</text:p>
      <text:p text:style-name="P18"><text:tab/><text:tab/>frontFacing | boolean, default: false</text:p>
      <text:p text:style-name="P18"><text:tab/><text:tab/><text:tab/><text:tab/></text:p>
      <text:p text:style-name="P18"><text:tab/><text:tab/>returns</text:p>
      <text:p text:style-name="P18"/>
      <text:p text:style-name="P18"><text:tab/><text:tab/>true if successful, false if anything went wrong</text:p>
      <text:p text:style-name="P18"/>
      <text:p text:style-name="P15">Duik.addGoal(layer, controller)</text:p>
      <text:p text:style-name="P19"/>
      <text:p text:style-name="P19"><text:tab/><text:tab/><text:span text:style-name="T4">A</text:span>dds a goal <text:span text:style-name="T5">effect </text:span>to the layer, which may be controlled by a controller</text:p>
      <text:p text:style-name="P19"><text:tab/><text:tab/></text:p>
      <text:p text:style-name="P19"><text:tab/><text:tab/>parameters:</text:p>
      <text:p text:style-name="P19"/>
      <text:p text:style-name="P19"><text:tab/><text:tab/>layer<text:tab/>| AVLayer</text:p>
      <text:p text:style-name="P19"><text:tab/><text:tab/>controller | AVLayer or undefined</text:p>
      <text:p text:style-name="P19"><text:tab/><text:tab/><text:tab/></text:p>
      <text:p text:style-name="P19"><text:tab/><text:tab/>returns</text:p>
      <text:p text:style-name="P19"/>
      <text:p text:style-name="P19"><text:tab/><text:tab/>true if successful, false if anything went wrong</text:p>
      <text:p text:style-name="P19"/>
      <text:p text:style-name="P16">Duik.addController(layer)</text:p>
      <text:p text:style-name="P20"><text:tab/></text:p>
      <text:p text:style-name="P20"><text:tab/><text:tab/>parameters</text:p>
      <text:p text:style-name="P20"/>
      <text:p text:style-name="P20"><text:tab/><text:tab/>layer | AVLayer</text:p>
      <text:p text:style-name="P20"><text:tab/><text:tab/></text:p>
      <text:p text:style-name="P20"><text:tab/><text:tab/>returns</text:p>
      <text:p text:style-name="P20"/>
      <text:p text:style-name="P20"><text:tab/><text:tab/>AVLayer controller</text:p>
      <text:p text:style-name="P20"/>
      <text:p text:style-name="P17">Duik.addControllers(layers)</text:p>
      <text:p text:style-name="P21"/>
      <text:p text:style-name="P21"><text:tab/><text:tab/>parameters</text:p>
      <text:p text:style-name="P21"/>
      <text:p text:style-name="P21"><text:tab/><text:tab/>layers | Array of AVLayer</text:p>
      <text:p text:style-name="P21"><text:tab/><text:tab/></text:p>
      <text:p text:style-name="P21"><text:tab/><text:tab/>returns</text:p>
      <text:p text:style-name="P21"><text:soft-page-break/></text:p>
      <text:p text:style-name="P21"><text:tab/><text:tab/>Array of AVLayer controll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3:57:33.056000000</meta:creation-date>
    <meta:generator>LibreOffice/4.3.4.1$Windows_x86 LibreOffice_project/bc356b2f991740509f321d70e4512a6a54c5f243</meta:generator>
    <dc:date>2015-02-03T00:27:41.830000000</dc:date>
    <meta:editing-duration>PT30M8S</meta:editing-duration>
    <meta:editing-cycles>17</meta:editing-cycles>
    <meta:document-statistic meta:table-count="0" meta:image-count="0" meta:object-count="0" meta:page-count="3" meta:paragraph-count="69" meta:word-count="234" meta:character-count="1734" meta:non-whitespace-character-count="1477"/>
  </office:meta>
</office:document-meta>
</file>